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000000300218970EF7C1A3152.png" manifest:media-type="image/png"/>
  <manifest:file-entry manifest:full-path="Pictures/1000020100000550000003006AD7CA3F39BAF47A.png" manifest:media-type="image/png"/>
  <manifest:file-entry manifest:full-path="Pictures/100002010000055000000300B8C55066C8FFBD2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e13d" officeooo:paragraph-rsid="0015e1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IVIDADE PRATICA AULA 2</text:p>
      <text:p text:style-name="P1">Juliano Ferreira Alves Hampel</text:p>
      <text:p text:style-name="P1"/>
      <text:p text:style-name="P1"><draw:frame draw:style-name="fr1" draw:name="Figura1" text:anchor-type="paragraph" svg:width="17cm" svg:height="9.599cm" draw:z-index="0"><draw:image xlink:href="Pictures/1000020100000550000003006AD7CA3F39BAF47A.png" xlink:type="simple" xlink:show="embed" xlink:actuate="onLoad" loext:mime-type="image/png"/></draw:frame><draw:frame draw:style-name="fr1" draw:name="Figura2" text:anchor-type="paragraph" svg:width="17cm" svg:height="9.599cm" draw:z-index="1"><draw:image xlink:href="Pictures/100002010000055000000300B8C55066C8FFBD29.png" xlink:type="simple" xlink:show="embed" xlink:actuate="onLoad" loext:mime-type="image/png"/></draw:frame><draw:frame draw:style-name="fr1" draw:name="Figura3" text:anchor-type="paragraph" svg:width="17cm" svg:height="9.599cm" draw:z-index="2"><draw:image xlink:href="Pictures/100002010000055000000300218970EF7C1A3152.png" xlink:type="simple" xlink:show="embed" xlink:actuate="onLoad" loext:mime-type="image/png"/></draw:frame><draw:frame draw:style-name="fr2" draw:name="Figura4" text:anchor-type="paragraph" svg:width="15.088cm" svg:height="8.52cm" draw:z-index="3"><draw:image xlink:href="Pictures/1000020100000550000003006AD7CA3F39BAF47A.png" xlink:type="simple" xlink:show="embed" xlink:actuate="onLoad" loext:mime-type="image/png"/></draw:frame>1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21:09:57.650249533</meta:creation-date>
    <dc:date>2019-10-23T22:03:47.211755704</dc:date>
    <meta:editing-duration>PT43M39S</meta:editing-duration>
    <meta:editing-cycles>1</meta:editing-cycles>
    <meta:generator>LibreOffice/6.0.7.3$Linux_X86_64 LibreOffice_project/00m0$Build-3</meta:generator>
    <meta:document-statistic meta:table-count="0" meta:image-count="4" meta:object-count="0" meta:page-count="1" meta:paragraph-count="3" meta:word-count="9" meta:character-count="56" meta:non-whitespace-character-count="49"/>
  </office:meta>
</office:document-meta>
</file>